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32f8" officeooo:paragraph-rsid="001d32f8"/>
    </style:style>
    <style:style style:name="P2" style:family="paragraph" style:parent-style-name="Text_20_body">
      <style:text-properties officeooo:rsid="001d8328" officeooo:paragraph-rsid="001d8328"/>
    </style:style>
    <style:style style:name="P3" style:family="paragraph" style:parent-style-name="Text_20_body">
      <style:text-properties officeooo:rsid="001f55bf" officeooo:paragraph-rsid="001f55bf"/>
    </style:style>
    <style:style style:name="P4" style:family="paragraph" style:parent-style-name="Text_20_body">
      <style:text-properties officeooo:rsid="00204256" officeooo:paragraph-rsid="00206b09"/>
    </style:style>
    <style:style style:name="P5" style:family="paragraph" style:parent-style-name="Text_20_body">
      <style:text-properties officeooo:rsid="00206b09" officeooo:paragraph-rsid="00206b09"/>
    </style:style>
    <style:style style:name="P6" style:family="paragraph" style:parent-style-name="Text_20_body">
      <style:text-properties officeooo:rsid="0025476b" officeooo:paragraph-rsid="0025476b"/>
    </style:style>
    <style:style style:name="P7" style:family="paragraph" style:parent-style-name="Text_20_body">
      <style:text-properties officeooo:rsid="002b38a0" officeooo:paragraph-rsid="002b38a0"/>
    </style:style>
    <style:style style:name="P8" style:family="paragraph" style:parent-style-name="Text_20_body">
      <style:text-properties officeooo:rsid="002bc8a5" officeooo:paragraph-rsid="002bc8a5"/>
    </style:style>
    <style:style style:name="P9" style:family="paragraph" style:parent-style-name="Text_20_body">
      <style:text-properties officeooo:paragraph-rsid="002b38a0"/>
    </style:style>
    <style:style style:name="P10" style:family="paragraph" style:parent-style-name="Text_20_body">
      <style:text-properties officeooo:rsid="0033841b" officeooo:paragraph-rsid="0033841b"/>
    </style:style>
    <style:style style:name="P11" style:family="paragraph" style:parent-style-name="Text_20_body">
      <style:text-properties officeooo:rsid="0035e6a5" officeooo:paragraph-rsid="0035e6a5"/>
    </style:style>
    <style:style style:name="P12" style:family="paragraph" style:parent-style-name="Text_20_body">
      <style:text-properties officeooo:rsid="00396c85" officeooo:paragraph-rsid="00396c85"/>
    </style:style>
    <style:style style:name="P13" style:family="paragraph" style:parent-style-name="Footnote">
      <style:text-properties officeooo:rsid="00206b09" officeooo:paragraph-rsid="00223813"/>
    </style:style>
    <style:style style:name="P14" style:family="paragraph" style:parent-style-name="Footnote">
      <style:text-properties officeooo:rsid="00223813" officeooo:paragraph-rsid="00223813"/>
    </style:style>
    <style:style style:name="P15" style:family="paragraph" style:parent-style-name="Text_20_body">
      <style:paragraph-properties fo:margin-left="0cm" fo:margin-right="0cm" fo:text-indent="0cm" style:auto-text-indent="false"/>
      <style:text-properties officeooo:rsid="003477d2" officeooo:paragraph-rsid="003477d2"/>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text-properties officeooo:rsid="0031fc27" officeooo:paragraph-rsid="0031fc27"/>
    </style:style>
    <style:style style:name="P18" style:family="paragraph" style:parent-style-name="Heading_20_1">
      <style:text-properties officeooo:paragraph-rsid="0033841b"/>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8328"/>
    </style:style>
    <style:style style:name="T2" style:family="text">
      <style:text-properties officeooo:rsid="001f55bf"/>
    </style:style>
    <style:style style:name="T3" style:family="text">
      <style:text-properties officeooo:rsid="00204256"/>
    </style:style>
    <style:style style:name="T4" style:family="text">
      <style:text-properties officeooo:rsid="00206b09"/>
    </style:style>
    <style:style style:name="T5" style:family="text">
      <style:text-properties officeooo:rsid="00223813"/>
    </style:style>
    <style:style style:name="T6" style:family="text">
      <style:text-properties officeooo:rsid="002263da"/>
    </style:style>
    <style:style style:name="T7" style:family="text">
      <style:text-properties officeooo:rsid="0023a07f"/>
    </style:style>
    <style:style style:name="T8" style:family="text">
      <style:text-properties officeooo:rsid="0025476b"/>
    </style:style>
    <style:style style:name="T9" style:family="text">
      <style:text-properties officeooo:rsid="00269698"/>
    </style:style>
    <style:style style:name="T10" style:family="text">
      <style:text-properties officeooo:rsid="0028ecaf"/>
    </style:style>
    <style:style style:name="T11" style:family="text">
      <style:text-properties officeooo:rsid="002b38a0"/>
    </style:style>
    <style:style style:name="T12" style:family="text">
      <style:text-properties officeooo:rsid="002e47fb"/>
    </style:style>
    <style:style style:name="T13" style:family="text">
      <style:text-properties officeooo:rsid="002f820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198_1356633744" text:style-name="Index_20_Link" text:visited-style-name="Index_20_Link">Einleitung<text:tab/>1</text:a></text:p>
          <text:p text:style-name="P16"><text:a xlink:type="simple" xlink:href="#__RefHeading__200_1356633744" text:style-name="Index_20_Link" text:visited-style-name="Index_20_Link">Ausgangssituation<text:tab/>1</text:a></text:p>
          <text:p text:style-name="P19"><text:a xlink:type="simple" xlink:href="#__RefHeading__205_1356633744" text:style-name="Index_20_Link" text:visited-style-name="Index_20_Link">Der Flächen-Wächter-Algorithmus<text:tab/>2</text:a></text:p>
          <text:p text:style-name="P16"><text:a xlink:type="simple" xlink:href="#__RefHeading__202_1356633744" text:style-name="Index_20_Link" text:visited-style-name="Index_20_Link">Programmablaufplan<text:tab/>3</text:a></text:p>
          <text:p text:style-name="P16"><text:a xlink:type="simple" xlink:href="#__RefHeading__207_1356633744" text:style-name="Index_20_Link" text:visited-style-name="Index_20_Link">Warum nicht anders?<text:tab/>4</text:a></text:p>
          <text:p text:style-name="P16"><text:a xlink:type="simple" xlink:href="#__RefHeading__200_268376444" text:style-name="Index_20_Link" text:visited-style-name="Index_20_Link">Die geografische Größe eines Changesets<text:tab/>4</text:a></text:p>
        </text:index-body>
      </text:table-of-content>
      <text:h text:style-name="P17" text:outline-level="1"><text:bookmark-start text:name="__RefHeading__198_1356633744"/>Einleitung<text:bookmark-end text:name="__RefHeading__198_1356633744"/></text:h>
      <text:p text:style-name="P1">Diese Dokument beschreibt einen Algorithmus, der das <text:span text:style-name="Strong_20_Emphasis">Speichern</text:span> von Änderungen, die <text:a xlink:type="simple" xlink:href="http://wheelmap.org/" text:style-name="Internet_20_link" text:visited-style-name="Visited_20_Internet_20_Link">Wheelmap</text:a>-Benutzer machen, so verbessern soll, dass dieses Änderungen in einem kleineren geographischen Bereich <text:span text:style-name="T1">zusammengefasst</text:span> werden, als <text:span text:style-name="T1">es </text:span>bisher <text:span text:style-name="T1">beim Speichern der Änderungen geschieht</text:span>.</text:p>
      <text:p text:style-name="P2">Um dieses Dokument gut verstehen zu können, ist es vorteilhaft, wenn man die <text:span text:style-name="Strong_20_Emphasis">Wheelmap </text:span><text:span text:style-name="Strong_20_Emphasis"><text:span text:style-name="T4">und OpenStreetMap</text:span></text:span><text:span text:style-name="T4"> </text:span>kennt und mit grundlegenden <text:span text:style-name="Strong_20_Emphasis">Informatik-Themen, wie beispielsweise Programmablaufpläne oder </text:span><text:span text:style-name="Strong_20_Emphasis"><text:span text:style-name="T2">einer</text:span></text:span><text:span text:style-name="Strong_20_Emphasis"> Programmiersprache</text:span>, vertraut ist.</text:p>
      <text:h text:style-name="Heading_20_2" text:outline-level="2"><text:bookmark-start text:name="__RefHeading__200_1356633744"/>Ausgangssituation<text:bookmark-end text:name="__RefHeading__200_1356633744"/></text:h>
      <text:p text:style-name="P3">Zur Zeit (2015) kann jeder<text:note text:id="ftn1" text:note-class="footnote"><text:note-citation>1</text:note-citation><text:note-body><text:p text:style-name="P14">dazu wird ein anonymer Benutzer „wheelchair_visitor“ benutzt</text:p></text:note-body></text:note> mit der Wheelmap Ort so markieren, dass erkennbar ist, ob und wie diese Orte für Rollstuhlfahrer geeignet sind<text:note text:id="ftn2" text:note-class="footnote"><text:note-citation>2</text:note-citation><text:note-body><text:p text:style-name="P13">dazu wird das Tag „wheelchair“ <text:span text:style-name="T5">benutzt</text:span></text:p></text:note-body></text:note>. Diese <text:span text:style-name="T4">Markierungen</text:span> werden als Änderungen in der OSM-Datenbank (OpenStreetMap-Datenbank) gespeichert. Die Speicherung dieser Markierung in der OSM-Datenbank übernimmt das „Wheelmap-Backend“. Dazu fordert es von dem OSM-Server ein „Changeset“ an. Ein Changeset dient dem OSM-Server als Zusammenfassung von mehreren Änderung.</text:p>
      <text:p text:style-name="P3">Der OSM-Server speichert nur eine eingeschränkte Menge von Änderungen in einem Changeset. Zusätzlich verwendet der OSM-Server ein Changeset auch nur <text:span text:style-name="T6">eine bestimmte Zeit lang</text:span>. <text:span text:style-name="T3">Sobald er ein Changeset nicht mehr verwenden kann, „schließt“ er dieses und gibt dem Wheelmap-Backend ein neues Changeset, sobald das Wheelmap-Backend danach fragt.</text:span></text:p>
      <text:p text:style-name="P4">Ein Merkmal eines Changesets ist seine geografische Größe. Diese ergibt sich aus den Änderungen, die ein Changeset enthält. Die geografische Größe eine Changesets schließt alle Änderungen ein. Wenn <text:span text:style-name="T7">ein</text:span> Changeset beispielsweise ein Änderung aus Berlin und eine Änderung aus Johannesburg (Südafrika) enthält, dann ist das Changeset in Nord-Süd-Richtung so lang, wie der Abstand zwischen Berlin und Johannesburg <text:span text:style-name="T7">beträgt</text:span>.</text:p>
      <text:p text:style-name="P5"><text:soft-page-break/>Besonders <text:span text:style-name="T8">diese </text:span>große<text:span text:style-name="T8">n</text:span> Changesets stören Mitglieder der OSM-Community <text:span text:style-name="T8">(Mapper)</text:span>. Manche Mitglieder überwachen den gegografischen Bereich, in dem sie bevorzugt arbeiten (mappen). <text:span text:style-name="T8">Man kann Bereiche überwachen, indem man die Changesets inspiziert, die in dem Bereich liegen – oder ihn schneiden, den man überwachen möchte. Durch das oben beschriebene Changeset mit Änderungen aus Berlin und Johannesburg, bekommt ein Mapper, der in Dresden einen Bereich überwacht den Eindruck, dass in „seinem“ Bereich eine Änderung stattgefundene hat, obwohl die Änderungen nur in Berlin und Johannesburg stattgefunden haben. Der Mapper aus Dresden sucht erst mal ein Zeit lang erfolglos die Änderung, bevor er merkt, dass sie von der Wheelmap kommen.</text:span></text:p>
      <text:p text:style-name="P6">Diese großen Changeset <text:span text:style-name="T10">einstehen</text:span>, weil weder der OSM-Server noch das Wheelmap-Backend darauf achten, <text:span text:style-name="T10">die </text:span>Changesets <text:span text:style-name="T10">klein zu halten</text:span>. <text:span text:style-name="T9">Das soll sich nun ändern, indem das Wheelmap-Backend Changesets so verwendet, dass ihre geografische Größe klein bleibt. Dies soll funktionieren, indem das Wheelmap-Backend eine „Flächen-Wächter-Algorithmus“ implementiert, der in den folgenden Kapitel detailliert beschrieben ist.</text:span></text:p>
      <text:h text:style-name="P18" text:outline-level="1"><text:bookmark-start text:name="__RefHeading__205_1356633744"/>Der Flächen-Wächter-Algorithmus<text:bookmark-end text:name="__RefHeading__205_1356633744"/></text:h>
      <text:p text:style-name="P10">Der Flächen-Wächter-Algorithmus wurde entwickelt, indem Änderungen, die der anonyme Benutzer „wheelchair_visitor“, den die Wheelmap verwendet, in 2010 gemacht hat, <text:s/>...</text:p>
      <text:h text:style-name="Heading_20_2" text:outline-level="2"><text:bookmark-start text:name="__RefHeading__202_1356633744"/><text:soft-page-break/>Programmablaufplan<text:bookmark-end text:name="__RefHeading__202_1356633744"/></text:h>
      <text:p text:style-name="P9"><draw:frame draw:style-name="fr1" draw:name="Objekt1" text:anchor-type="paragraph" svg:width="18cm" svg:height="10.95cm" draw:z-index="0"><draw:object xlink:href="../Programmablaufplan.odg" xlink:type="simple" xlink:show="embed" xlink:actuate="onLoad"/><draw:image xlink:href="./ObjectReplacements/Object 1" xlink:type="simple" xlink:show="embed" xlink:actuate="onLoad"/></draw:frame><text:span text:style-name="T11">Zu einem „unbestimmten“ Zeitpunkt </text:span><text:span text:style-name="Hinweis-Zahl">(1)</text:span><text:span text:style-name="T11"> wird die Wheelmap – also das Wheelmap-Backend – gestartet. Um Änderungen speichern zu können, fordert das Wheelmap-Backend ein Changeset vom OSM-Server an </text:span><text:span text:style-name="Hinweis-Zahl">(2)</text:span><text:span text:style-name="T11">. Dieses Changeset speichert das Wheelmap-Backend als „aktuelles Changeset“ und in seinem „internen“ Speicher </text:span><text:span text:style-name="Hinweis-Zahl">(3)</text:span><text:span text:style-name="T11">.</text:span></text:p>
      <text:p text:style-name="P7">Wenn eine Änderung von der Wheelmap kommt <text:span text:style-name="Hinweis-Zahl">(4)</text:span>, prüft das Wheelmap-Backend, ob das aktuelle Changeset noch „offen“ ist <text:span text:style-name="Hinweis-Zahl">(5)</text:span>. Das bedeutet, dass der OSM-Server dieses Changeset noch benutzen <text:span text:style-name="T12">kann</text:span>, um Änderungen zu sammeln. Ist das aktuelle Changeset nicht mehr offen, dann entfernt das Wheelmap-Backend dieses Changeset aus seinem internen Speicher und fordert ein neues Changeset vom OSM-Server an.</text:p>
      <text:p text:style-name="P7">An der Stelle <text:span text:style-name="Hinweis-Zahl">(6)</text:span><text:span text:style-name="T13"> </text:span>hat das Wheelmap-Backend nun ein offenes aktuelles Changeset und in seinem internen Speicher weitere Changesets aus Zyklen, die früher statt gefunden haben.</text:p>
      <text:p text:style-name="P7">Nun ist es besonders wichtig, dass das Wheelmap-Backend genau an der Stell<text:span text:style-name="T13">e</text:span> <text:span text:style-name="Hinweis-Zahl">(6)</text:span> <text:span text:style-name="T13">prüft</text:span>, ob es noch Changesets hat, die offen sind und so klein - wie <text:span text:style-name="T13">gewünscht -</text:span> bleiben, wenn die neue Änderung zugefügt würde.</text:p>
      <text:p text:style-name="P8">Gibt es ein solches Changeset, dann wird es benutzt, um die neue Änderung zu speichern <text:span text:style-name="Hinweis-Zahl">(7)</text:span>. Wenn es kein solches Changeset gibt, dann wird ein neues <text:soft-page-break/>Changeset vom OSM-Server angefordert und dieses verwendet, um die neue Änderung zu speichern <text:span text:style-name="Hinweis-Zahl">(8)</text:span>.</text:p>
      <text:h text:style-name="Heading_20_2" text:outline-level="2"><text:bookmark-start text:name="__RefHeading__207_1356633744"/>Warum nicht anders?<text:bookmark-end text:name="__RefHeading__207_1356633744"/></text:h>
      <text:p text:style-name="P15"><text:span text:style-name="Frage">Warum wird das neu erzeugt Changeset an der Stelle </text:span><text:span text:style-name="Hinweis-Zahl">(9)</text:span><text:span text:style-name="Frage"> nicht sofort zum Speichern der Änderung verwendet?</text:span></text:p>
      <text:p text:style-name="P11">Es gibt drei Gründe, weshalb der OSM-Server Changesets schließt. Wenn das aktuelle Changeset geschlossen wurde, kann es daher im internen Speicher noch immer Changesets geben, die noch offen sind und – wichtiger - klein bleiben, wenn man die neue Änderung zufügt.</text:p>
      <text:p text:style-name="P11">Wurde also ein Changeset gefunden, das durch das Zufügen der Änderung klein bleibt, kann man das neue erzeugte Changeset <text:span text:style-name="Hinweis-Zahl">(9)</text:span> für zukünftige Änderungen aufheben, die zu weit entfernt von den bisher intern gespeicherten Changesets liegen.</text:p>
      <text:p text:style-name="P11">Wenn man den Flächen-Wächter-Algorithmus korrekt implementieren will, ist es daher wichtig, dass vor dem Speichern eine Änderung immer alle offenChangesets, die benutzbar sind, überprüft werden. Dabei muss getestet werden, ob sie mit der neuen Änderung klein bleiben <text:span text:style-name="Hinweis-Zahl">(6)</text:span>.</text:p>
      <text:h text:style-name="Heading_20_2" text:outline-level="2"><text:bookmark-start text:name="__RefHeading__200_268376444"/>Die geografische Größe eines Changesets<text:bookmark-end text:name="__RefHeading__200_268376444"/></text:h>
      <text:p text:style-name="P12">Es genügt nicht, dass die (geografische) Fläche eines Changesets klein bleibt. Dann könnte es nämlich Flächen geben, die entweder extrem breit oder extrem hoch sind. Diese Flächen würde wieder riesige Gebiete einschließen und so die Mapper stören.</text:p>
      <text:p text:style-name="P12">Damit ein Changeset klein bleibt, muss geprüft werden, wie groß die größte Kante der Changeset-Fläche wird, wenn man eine neue Änderung hinzufüg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orphans="2"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name="Verdana" fo:font-family="Verdan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Hinweis-Zahl" style:family="text">
      <style:text-properties officeooo:rsid="002b38a0" fo:background-color="#ffd320"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ge" style:family="text">
      <style:text-properties fo:font-style="italic" fo:background-color="transparent" style:font-size-asian="10.5pt" loext: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2:23:21.435000000</meta:creation-date>
    <dc:date>2015-12-14T20:48:19.060000000</dc:date>
    <meta:editing-duration>PT2H31M48S</meta:editing-duration>
    <meta:editing-cycles>28</meta:editing-cycles>
    <meta:generator>LibreOffice/5.0.3.2$Windows_x86 LibreOffice_project/e5f16313668ac592c1bfb310f4390624e3dbfb75</meta:generator>
    <meta:document-statistic meta:table-count="0" meta:image-count="0" meta:object-count="1" meta:page-count="4" meta:paragraph-count="34" meta:word-count="842" meta:character-count="6042" meta:non-whitespace-character-count="5229"/>
  </office:meta>
</office:document-meta>
</file>